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0641ed" officeooo:paragraph-rsid="000641ed"/>
    </style:style>
    <style:style style:name="P2" style:family="paragraph" style:parent-style-name="Standard">
      <style:paragraph-properties fo:text-align="justify" style:justify-single-word="false"/>
      <style:text-properties officeooo:rsid="000ea8ae" officeooo:paragraph-rsid="000ea8ae"/>
    </style:style>
    <style:style style:name="P3" style:family="paragraph" style:parent-style-name="Standard">
      <style:paragraph-properties fo:text-align="justify" style:justify-single-word="false"/>
      <style:text-properties officeooo:rsid="0016f0bd" officeooo:paragraph-rsid="0017d289"/>
    </style:style>
    <style:style style:name="P4" style:family="paragraph" style:parent-style-name="Standard" style:list-style-name="L1">
      <style:paragraph-properties fo:text-align="justify" style:justify-single-word="false"/>
      <style:text-properties officeooo:rsid="0012fbd0" officeooo:paragraph-rsid="0016f0bd"/>
    </style:style>
    <style:style style:name="P5" style:family="paragraph" style:parent-style-name="Standard" style:list-style-name="L1">
      <style:paragraph-properties fo:text-align="justify" style:justify-single-word="false"/>
      <style:text-properties officeooo:rsid="00136607" officeooo:paragraph-rsid="00136607"/>
    </style:style>
    <style:style style:name="P6" style:family="paragraph" style:parent-style-name="Standard" style:list-style-name="L1">
      <style:paragraph-properties fo:text-align="justify" style:justify-single-word="false"/>
      <style:text-properties officeooo:rsid="0016f0bd" officeooo:paragraph-rsid="0017d289"/>
    </style:style>
    <style:style style:name="P7" style:family="paragraph" style:parent-style-name="Standard" style:list-style-name="L1">
      <style:paragraph-properties fo:text-align="justify" style:justify-single-word="false"/>
      <style:text-properties officeooo:rsid="0016f0bd" officeooo:paragraph-rsid="00136607"/>
    </style:style>
    <style:style style:name="P8" style:family="paragraph" style:parent-style-name="Standard" style:list-style-name="L1">
      <style:paragraph-properties fo:text-align="justify" style:justify-single-word="false"/>
      <style:text-properties officeooo:rsid="0016f0bd" officeooo:paragraph-rsid="0016f0bd"/>
    </style:style>
    <style:style style:name="P9" style:family="paragraph" style:parent-style-name="Standard" style:list-style-name="L1">
      <style:paragraph-properties fo:text-align="justify" style:justify-single-word="false"/>
      <style:text-properties officeooo:rsid="0017d289" officeooo:paragraph-rsid="0017d289"/>
    </style:style>
    <style:style style:name="P10" style:family="paragraph" style:parent-style-name="Standard">
      <style:paragraph-properties fo:text-align="justify" style:justify-single-word="false"/>
      <style:text-properties fo:font-variant="normal" fo:text-transform="none" fo:color="#333333" style:font-name="Open Sans" fo:font-size="10.5pt" fo:letter-spacing="normal" fo:font-style="normal" fo:font-weight="normal" officeooo:rsid="0009a7c8" officeooo:paragraph-rsid="0008a39e"/>
    </style:style>
    <style:style style:name="P11" style:family="paragraph" style:parent-style-name="Standard">
      <style:paragraph-properties fo:text-align="justify" style:justify-single-word="false"/>
      <style:text-properties fo:font-variant="normal" fo:text-transform="none" fo:color="#333333" style:font-name="Open Sans" fo:font-size="10.5pt" fo:letter-spacing="normal" fo:font-style="normal" fo:font-weight="normal" officeooo:rsid="001a4b2b" officeooo:paragraph-rsid="001a4b2b"/>
    </style:style>
    <style:style style:name="P12" style:family="paragraph" style:parent-style-name="Standard">
      <style:paragraph-properties fo:text-align="justify" style:justify-single-word="false"/>
      <style:text-properties fo:font-variant="normal" fo:text-transform="none" fo:color="#333333" style:font-name="Open Sans" fo:font-size="10.5pt" fo:letter-spacing="normal" fo:font-style="normal" fo:font-weight="normal" officeooo:rsid="001ae71c" officeooo:paragraph-rsid="001ae71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 :</text:p>
      <text:list xml:id="list4090903942081985085" text:style-name="L1">
        <text:list-item>
          <text:p text:style-name="P4">With growing demand for personal robots that could assist the elderly, perform the daily repetitive tasks in households and offices, there is a persistent need to develop robots that could operate autonomously over a long period of time.</text:p>
        </text:list-item>
        <text:list-item>
          <text:p text:style-name="P4">There are a number of challenges to overcome, to develop and maintain a robot that can perform tasks in a dynamic unstructured environment and co-exist with human beings.</text:p>
        </text:list-item>
        <text:list-item>
          <text:p text:style-name="P5">One of the problems of working in a dynamic unstructured environment is the robot has to foresee all possible circumstances it has to handle. <text:s/></text:p>
        </text:list-item>
        <text:list-item>
          <text:p text:style-name="P6">A robot which operate over a long time should have the capability to learn from its experience, to be robust.</text:p>
        </text:list-item>
      </text:list>
      <text:p text:style-name="P3"/>
      <text:p text:style-name="P3"/>
      <text:list xml:id="list192532793071026" text:continue-numbering="true" text:style-name="L1">
        <text:list-item>
          <text:p text:style-name="P5">Navigation is one of the essential ability for a personal robot to do the tasks and interact with an environment. </text:p>
        </text:list-item>
        <text:list-item>
          <text:p text:style-name="P7">We focus on the problem of improving navigation in a dynamic environment. </text:p>
        </text:list-item>
        <text:list-item>
          <text:p text:style-name="P9">Traditionally, a map which is created once after exploring in the environment is used for navigation. Any discrepancies from the initially created map is considered as sensor noise.</text:p>
        </text:list-item>
        <text:list-item>
          <text:p text:style-name="P9">Dynamic changes are not taken into account for constructing a map. </text:p>
        </text:list-item>
        <text:list-item>
          <text:p text:style-name="P9">A robot has to replan whenever there was a moving obstacle </text:p>
        </text:list-item>
        <text:list-item>
          <text:p text:style-name="P8">In this project, we try to learn the dynamic changes over time to improve navigation in indoor environment.</text:p>
        </text:list-item>
        <text:list-item>
          <text:p text:style-name="P8"/>
        </text:list-item>
      </text:list>
      <text:p text:style-name="P2"><text:tab/></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1">Need for robust navigation :</text:p>
      <text:p text:style-name="P11"/>
      <text:p text:style-name="P11">Robots sharing common navigation spaces with human in number of appl like for surveillance, domestic envi, </text:p>
      <text:p text:style-name="P11"/>
      <text:p text:style-name="P11"/>
      <text:p text:style-name="P11"><text:a xlink:type="simple" xlink:href="https://www.ncbi.nlm.nih.gov/pmc/articles/PMC3791472/">https://www.ncbi.nlm.nih.gov/pmc/articles/PMC3791472/</text:a></text:p>
      <text:p text:style-name="P11"/>
      <text:p text:style-name="P11">As a fundamental research topic, autonomous indoor robot navigation continues to be a challenge in unconstrained real-world indoor environments. Although many models for map-building and planning exist, it is difficult to integrate them due to the high amount of noise, dynamics, and complexity.</text:p>
      <text:p text:style-name="P11">Spatial cognition refers to humans' and animals' ability of gathering information about the environment, organizing and using the spatial knowledge, and revising it when the environment changes (Montello, 2001). It is a fundamental ability which helps us to achieve different tasks like navigation and grasping.</text:p>
      <text:p text:style-name="P11"/>
      <text:p text:style-name="P11"/>
      <text:p text:style-name="P11"><text:a xlink:type="simple" xlink:href="https://ri.cmu.edu/pub_files/2009/7/pivtoraiko_atequal09.pdf">https://ri.cmu.edu/pub_files/2009/7/pivtoraiko_atequal09.pdf</text:a></text:p>
      <text:p text:style-name="P11"/>
      <text:p text:style-name="P11">Such environments are typically unstructured,</text:p>
      <text:p text:style-name="P11">sometimes quite cluttered, and unknown ahead of time. </text:p>
      <text:p text:style-name="P11">An autonomous mobile robot traversing such environments</text:p>
      <text:p text:style-name="P11">must be able to detect and avoid a wide variety of obstacles.</text:p>
      <text:p text:style-name="P11">We define the basic problem of robot navigation as that</text:p>
      <text:p text:style-name="P11">of enabling a mobile rover to traverse very long distances</text:p>
      <text:p text:style-name="P11">autonomously and efficiently</text:p>
      <text:p text:style-name="P11">Solving this problem is valuable as robust autonomy of</text:p>
      <text:p text:style-name="P11">mobile robots results in their increased utility.</text:p>
      <text:p text:style-name="P12">The problem</text:p>
      <text:p text:style-name="P12">of cross-country navigation is difficult for several important</text:p>
      <text:p text:style-name="P12">reasons, in particular the lack of knowledge of the terrain,</text:p>
      <text:p text:style-name="P12">and the desire to traverse it at as high speed as possible</text:p>
      <text:p text:style-name="P12"/>
      <text:p text:style-name="P12"/>
      <text:p text:style-name="P12">Plannign failures Why ?</text:p>
      <text:p text:style-name="P12"/>
      <text:p text:style-name="P12"><text:a xlink:type="simple" xlink:href="http://wiki.tekkotsu.org/index.php/Lab:_The_Pilot_and_Path_Planning#Planning_Failures">http://wiki.tekkotsu.org/index.php/Lab:_The_Pilot_and_Path_Planning#Planning_Failures</text:a></text:p>
      <text:p text:style-name="P12"/>
      <text:p text:style-name="P12">Path planning can fail for several reasons. If the robot starts out too close to an obstacle, or if the destination point is too close to an obstacle, the planner reports that the start (or end) state is "in collision". The RRT search algorithm looks for paths that avoid collisions, so if a collision has already happened, or is guaranteed to occur at the destination, the algorithm cannot proceed.</text:p>
      <text:p text:style-name="P12"/>
      <text:p text:style-name="P12">Another way for planning to fail is if there is no safe path to the destination, due to the presence of obstacles. The algorithm searches until the maximum number of iterations is exceeded, then it gives up and reports "no path". If the problem is hard but a solution exists, you might be able to find it by increasing the value of the maxRRTIterations parame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 Sans" svg:font-family="'Open Sans',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8T17:15:58.692764984</meta:creation-date>
    <dc:date>2017-11-28T19:25:32.444279283</dc:date>
    <meta:editing-duration>PT4H46M19S</meta:editing-duration>
    <meta:editing-cycles>9</meta:editing-cycles>
    <meta:generator>LibreOffice/4.2.8.2$Linux_X86_64 LibreOffice_project/420m0$Build-2</meta:generator>
    <meta:print-date>2017-11-18T17:16:30.600813971</meta:print-date>
    <meta:document-statistic meta:table-count="0" meta:image-count="0" meta:object-count="0" meta:page-count="2" meta:paragraph-count="36" meta:word-count="576" meta:character-count="3662" meta:non-whitespace-character-count="3121"/>
  </office:meta>
</office:document-meta>
</file>